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normal" officeooo:rsid="001d061a" officeooo:paragraph-rsid="001d061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Liberation Serif" fo:font-size="12pt" fo:font-weight="normal" officeooo:paragraph-rsid="001eae7f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2pt" fo:font-weight="normal" officeooo:rsid="001eae7f" officeooo:paragraph-rsid="001eae7f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rsid="001eae7f" officeooo:paragraph-rsid="00205d18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1eae7f" officeooo:paragraph-rsid="0022d8f3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paragraph-rsid="00205d18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paragraph-rsid="0022d8f3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22d8f3" officeooo:paragraph-rsid="0022d8f3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22d8f3" officeooo:paragraph-rsid="00247be4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paragraph-rsid="001d061a" style:font-size-asian="12pt" style:font-weight-asian="normal" style:font-size-complex="12pt" style:font-weight-complex="normal"/>
    </style:style>
    <style:style style:name="T1" style:family="text">
      <style:text-properties officeooo:rsid="001eae7f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eae7f"/>
    </style:style>
    <style:style style:name="T4" style:family="text">
      <style:text-properties style:text-position="super 58%" officeooo:rsid="00205d18"/>
    </style:style>
    <style:style style:name="T5" style:family="text">
      <style:text-properties style:text-position="super 58%" officeooo:rsid="0023c400"/>
    </style:style>
    <style:style style:name="T6" style:family="text">
      <style:text-properties style:text-position="super 58%" officeooo:rsid="00247be4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eae7f"/>
    </style:style>
    <style:style style:name="T9" style:family="text">
      <style:text-properties style:text-position="0% 100%" officeooo:rsid="00205d18"/>
    </style:style>
    <style:style style:name="T10" style:family="text">
      <style:text-properties style:text-position="0% 100%" officeooo:rsid="0020ee56"/>
    </style:style>
    <style:style style:name="T11" style:family="text">
      <style:text-properties style:text-position="0% 100%" officeooo:rsid="0022d8f3"/>
    </style:style>
    <style:style style:name="T12" style:family="text">
      <style:text-properties style:text-position="0% 100%" officeooo:rsid="0023c400"/>
    </style:style>
    <style:style style:name="T13" style:family="text">
      <style:text-properties style:text-position="0% 100%" officeooo:rsid="00247be4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205d18"/>
    </style:style>
    <style:style style:name="T16" style:family="text">
      <style:text-properties style:text-position="sub 58%" officeooo:rsid="0023c400"/>
    </style:style>
    <style:style style:name="T17" style:family="text">
      <style:text-properties style:text-position="sub 58%" officeooo:rsid="00247be4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g Kong</text:p>
      <text:p text:style-name="P1">Extended CS Bridge-Winter 2021</text:p>
      <text:p text:style-name="P1">Homework 6</text:p>
      <text:p text:style-name="P1"/>
      <text:p text:style-name="P1">Question 5:</text:p>
      <text:p text:style-name="P10"/>
      <text:p text:style-name="P2"><text:span text:style-name="T1">a) 5n</text:span><text:span text:style-name="T3">3</text:span><text:span text:style-name="T8"> + 2n</text:span><text:span text:style-name="T3">2</text:span><text:span text:style-name="T8"> + 3n = </text:span><text:span text:style-name="T7">Θ </text:span><text:span text:style-name="T8">(n</text:span><text:span text:style-name="T3">3</text:span><text:span text:style-name="T8">)</text:span></text:p>
      <text:p text:style-name="P3"><text:span text:style-name="T7">Let </text:span><text:span text:style-name="T11">f</text:span><text:span text:style-name="T7">(n) = <text:s/>5n</text:span><text:span text:style-name="T2">3</text:span><text:span text:style-name="T7"> + 2n</text:span><text:span text:style-name="T2">2</text:span><text:span text:style-name="T7"> + 3n, by definition, </text:span><text:span text:style-name="T11">f</text:span><text:span text:style-name="T7">(n) = <text:s/>Θ(g(n)) if there exists positive real constants c</text:span><text:span text:style-name="T14">1</text:span><text:span text:style-name="T7">, c</text:span><text:span text:style-name="T14">2</text:span><text:span text:style-name="T7"> and a positive integer constant n</text:span><text:span text:style-name="T14">0</text:span><text:span text:style-name="T7"> such that</text:span></text:p>
      <text:p text:style-name="P3"><text:span text:style-name="T7"><text:tab/>c</text:span><text:span text:style-name="T14">2</text:span><text:span text:style-name="T7">g(n) &lt;= </text:span><text:span text:style-name="T11">f</text:span><text:span text:style-name="T7">(n) &lt;= c</text:span><text:span text:style-name="T14">1</text:span><text:span text:style-name="T7">g(n) for all n &gt;= n</text:span><text:span text:style-name="T14">0</text:span></text:p>
      <text:p text:style-name="P3"><text:span text:style-name="T7"/></text:p>
      <text:p text:style-name="P3"><text:span text:style-name="T7"><text:tab/></text:span><text:span text:style-name="T9">We can pick c</text:span><text:span text:style-name="T15">1</text:span><text:span text:style-name="T9"> = 7</text:span></text:p>
      <text:p text:style-name="P3"><text:span text:style-name="T9"><text:tab/>Since:</text:span></text:p>
      <text:p text:style-name="P4"><text:span text:style-name="T9"><text:tab/><text:tab/></text:span><text:span text:style-name="T7">5n</text:span><text:span text:style-name="T2">3</text:span><text:span text:style-name="T7"> + 2n</text:span><text:span text:style-name="T2">2</text:span><text:span text:style-name="T7"> + 3n &lt;</text:span><text:span text:style-name="T9">= 5n</text:span><text:span text:style-name="T4">3</text:span><text:span text:style-name="T9"> + 2n</text:span><text:span text:style-name="T4">3</text:span><text:span text:style-name="T9"> </text:span></text:p>
      <text:p text:style-name="P4"><text:span text:style-name="T9"><text:tab/><text:tab/></text:span><text:span text:style-name="T7">5n</text:span><text:span text:style-name="T2">3</text:span><text:span text:style-name="T7"> + 2n</text:span><text:span text:style-name="T2">2</text:span><text:span text:style-name="T7"> + 3n &lt;</text:span><text:span text:style-name="T9">= 7n</text:span><text:span text:style-name="T4">3</text:span></text:p>
      <text:p text:style-name="P4"><text:span text:style-name="T4"><text:tab/></text:span><text:span text:style-name="T9">We can pick c</text:span><text:span text:style-name="T15">2</text:span><text:span text:style-name="T9"> = 5</text:span></text:p>
      <text:p text:style-name="P4"><text:span text:style-name="T9"><text:tab/>Since</text:span></text:p>
      <text:p text:style-name="P4"><text:span text:style-name="T9"><text:tab/><text:tab/></text:span><text:span text:style-name="T7">5n</text:span><text:span text:style-name="T2">3</text:span><text:span text:style-name="T7"> + 2n</text:span><text:span text:style-name="T2">2</text:span><text:span text:style-name="T7"> + 3n &gt;</text:span><text:span text:style-name="T9">= 5n</text:span><text:span text:style-name="T4">3</text:span></text:p>
      <text:p text:style-name="P4"><text:span text:style-name="T4"><text:tab/></text:span></text:p>
      <text:p text:style-name="P4"><text:span text:style-name="T7"><text:tab/></text:span><text:span text:style-name="T9">To pick n</text:span><text:span text:style-name="T15">0</text:span><text:span text:style-name="T9"> we set </text:span><text:span text:style-name="T7">2n</text:span><text:span text:style-name="T2">2</text:span><text:span text:style-name="T7"> + 3n &gt;</text:span><text:span text:style-name="T9">= 0</text:span></text:p>
      <text:p text:style-name="P4"><text:span text:style-name="T9"><text:tab/><text:tab/>n(</text:span><text:span text:style-name="T11">2</text:span><text:span text:style-name="T9">n + 3) &gt;= 0</text:span></text:p>
      <text:p text:style-name="P4"><text:span text:style-name="T9"><text:tab/><text:tab/></text:span><text:span text:style-name="T10">n &gt;= 0</text:span></text:p>
      <text:p text:style-name="P2"><text:span text:style-name="T8"/></text:p>
      <text:p text:style-name="P2"><text:span text:style-name="T8"><text:tab/></text:span><text:span text:style-name="T9">We can pick n</text:span><text:span text:style-name="T15">0</text:span><text:span text:style-name="T9"> = </text:span><text:span text:style-name="T11">0</text:span></text:p>
      <text:p text:style-name="P2"><text:span text:style-name="T9"/></text:p>
      <text:p text:style-name="P2"><text:span text:style-name="T9"><text:tab/>For n &gt;</text:span><text:span text:style-name="T11">=</text:span><text:span text:style-name="T9"> </text:span><text:span text:style-name="T11">0</text:span><text:span text:style-name="T9"> we can safely say:</text:span></text:p>
      <text:p text:style-name="P6"><text:span text:style-name="T9"><text:tab/>5n</text:span><text:span text:style-name="T4">3</text:span><text:span text:style-name="T9"> &lt;= </text:span><text:span text:style-name="T8">5n</text:span><text:span text:style-name="T3">3</text:span><text:span text:style-name="T8"> + 2n</text:span><text:span text:style-name="T3">2</text:span><text:span text:style-name="T8"> + 3n &lt;</text:span><text:span text:style-name="T9">= 7n</text:span><text:span text:style-name="T4">3</text:span></text:p>
      <text:p text:style-name="P6"><text:span text:style-name="T4"/></text:p>
      <text:p text:style-name="P7"><text:span text:style-name="T4"><text:tab/></text:span><text:span text:style-name="T11">Therefore </text:span><text:span text:style-name="T8">5n</text:span><text:span text:style-name="T3">3</text:span><text:span text:style-name="T8"> + 2n</text:span><text:span text:style-name="T3">2</text:span><text:span text:style-name="T8"> + 3n = </text:span><text:span text:style-name="T11">Θ </text:span><text:span text:style-name="T8">(n</text:span><text:span text:style-name="T3">3</text:span><text:span text:style-name="T8">)</text:span></text:p>
      <text:p text:style-name="P2"><text:span text:style-name="T8"/></text:p>
      <text:p text:style-name="P2"><text:span text:style-name="T8">b) </text:span><text:span text:style-name="T8"><draw:frame draw:style-name="fr1" draw:name="Object1" text:anchor-type="as-char" svg:y="-0.189in" svg:width="1.0689in" svg:height="0.2366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= </text:span><text:span text:style-name="T7">Θ </text:span><text:span text:style-name="T8">(n)</text:span></text:p>
      <text:p text:style-name="P5"><text:span text:style-name="T7">Let </text:span><text:span text:style-name="T11">f</text:span><text:span text:style-name="T7">(n) =</text:span><text:span text:style-name="T7"><draw:frame draw:style-name="fr1" draw:name="Object2" text:anchor-type="as-char" svg:y="-0.189in" svg:width="1.0689in" svg:height="0.236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, by definition, </text:span><text:span text:style-name="T11">f</text:span><text:span text:style-name="T7">(n) = <text:s/>Θ(g(n)) if there exists positive real constants c</text:span><text:span text:style-name="T14">1</text:span><text:span text:style-name="T7">, c</text:span><text:span text:style-name="T14">2</text:span><text:span text:style-name="T7"> and a positive integer constant n</text:span><text:span text:style-name="T14">0</text:span><text:span text:style-name="T7"> such that</text:span></text:p>
      <text:p text:style-name="P5"><text:span text:style-name="T7"><text:tab/>c</text:span><text:span text:style-name="T14">2</text:span><text:span text:style-name="T7">g(n) &lt;= g(n) &lt;= c</text:span><text:span text:style-name="T14">1</text:span><text:span text:style-name="T7">g(n) for all n &gt;= n</text:span><text:span text:style-name="T14">0</text:span></text:p>
      <text:p text:style-name="P8"><text:span text:style-name="T7"><text:tab/></text:span></text:p>
      <text:p text:style-name="P8"><text:span text:style-name="T7"><text:tab/>We can pick c</text:span><text:span text:style-name="T14">1</text:span><text:span text:style-name="T7"> = 9</text:span></text:p>
      <text:p text:style-name="P8"><text:span text:style-name="T7"><text:tab/>Since </text:span><text:span text:style-name="T7"><draw:frame draw:style-name="fr1" draw:name="Object3" text:anchor-type="as-char" svg:y="-0.189in" svg:width="1.0689in" svg:height="0.236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7">&lt;= 9n</text:span></text:p>
      <text:p text:style-name="P8"><text:span text:style-name="T7"/></text:p>
      <text:p text:style-name="P8"><text:span text:style-name="T7"><text:tab/>We can pick c</text:span><text:span text:style-name="T14">2</text:span><text:span text:style-name="T7"> = </text:span><text:span text:style-name="T13">2</text:span></text:p>
      <text:p text:style-name="P8"><text:span text:style-name="T7"><text:tab/>Since </text:span><text:span text:style-name="T7"><draw:frame draw:style-name="fr1" draw:name="Object4" text:anchor-type="as-char" svg:y="-0.189in" svg:width="1.0689in" svg:height="0.236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7">&gt;= </text:span><text:span text:style-name="T13">2</text:span><text:span text:style-name="T7">n</text:span></text:p>
      <text:p text:style-name="P8"><text:span text:style-name="T7"/></text:p>
      <text:p text:style-name="P8"><text:span text:style-name="T7"><text:tab/></text:span><text:span text:style-name="T12">To pick n</text:span><text:span text:style-name="T16">0</text:span><text:span text:style-name="T12"> we set 7n</text:span><text:span text:style-name="T5">2</text:span><text:span text:style-name="T12"> + 2n – 8 &gt;= </text:span><text:span text:style-name="T13">4n</text:span><text:span text:style-name="T6">2</text:span></text:p>
      <text:p text:style-name="P8"><text:span text:style-name="T5"><text:tab/><text:tab/></text:span><text:span text:style-name="T13">3</text:span><text:span text:style-name="T12">n</text:span><text:span text:style-name="T5">2 </text:span><text:span text:style-name="T12">+ 2n – 8 &gt;= 0</text:span></text:p>
      <text:p text:style-name="P8"><text:span text:style-name="T12"><text:tab/><text:tab/></text:span><text:span text:style-name="T13">n &gt;= 1.7</text:span></text:p>
      <text:p text:style-name="P8"><text:span text:style-name="T13"><text:tab/>We pick n</text:span><text:span text:style-name="T17">0</text:span><text:span text:style-name="T13"> = 2</text:span></text:p>
      <text:p text:style-name="P8"><text:span text:style-name="T13"><text:tab/>For n &gt;= 2, <text:s/>2n &lt;=</text:span><text:span text:style-name="T13"><draw:frame draw:style-name="fr1" draw:name="Object5" text:anchor-type="as-char" svg:y="-0.189in" svg:width="1.0689in" svg:height="0.236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3">&lt;= 9n</text:span></text:p>
      <text:p text:style-name="P9"><text:span text:style-name="T13"><text:tab/>Therefore </text:span><text:span text:style-name="T13"><draw:frame draw:style-name="fr1" draw:name="Object6" text:anchor-type="as-char" svg:y="-0.189in" svg:width="1.0689in" svg:height="0.236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3">= Θ </text:span><text:span text:style-name="T8">(n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8T10:22:29.474000000</meta:creation-date>
    <dc:date>2021-02-18T10:58:27.121000000</dc:date>
    <meta:editing-duration>PT15M6S</meta:editing-duration>
    <meta:editing-cycles>5</meta:editing-cycles>
    <meta:generator>LibreOffice/7.0.4.2$Windows_X86_64 LibreOffice_project/dcf040e67528d9187c66b2379df5ea4407429775</meta:generator>
    <meta:document-statistic meta:table-count="0" meta:image-count="0" meta:object-count="6" meta:page-count="1" meta:paragraph-count="36" meta:word-count="237" meta:character-count="945" meta:non-whitespace-character-count="700"/>
  </office:meta>
</office:document-meta>
</file>

<file path=Object 1/content.xml><?xml version="1.0" encoding="utf-8"?>
<math xmlns="http://www.w3.org/1998/Math/MathML" display="block">
  <semantics>
    <msqrt>
      <mrow>
        <mo fence="true" stretchy="false">(</mo>
        <mrow>
          <mrow>
            <mn>7</mn>
            <mrow>
              <msup>
                <mi>n</mi>
                <mn>2</mn>
              </msup>
              <mo stretchy="false">+</mo>
              <mn>2</mn>
            </mrow>
            <mrow>
              <mi>n</mi>
              <mo stretchy="false">−</mo>
              <mn>8</mn>
            </mrow>
          </mrow>
        </mrow>
        <mo fence="true" stretchy="false">)</mo>
      </mrow>
    </msqrt>
    <annotation encoding="StarMath 5.0">sqrt(7n^2 +2n-8)</annotation>
  </semantics>
</math>
</file>

<file path=Object 2/content.xml><?xml version="1.0" encoding="utf-8"?>
<math xmlns="http://www.w3.org/1998/Math/MathML" display="block">
  <semantics>
    <msqrt>
      <mrow>
        <mo fence="true" stretchy="false">(</mo>
        <mrow>
          <mrow>
            <mn>7</mn>
            <mrow>
              <msup>
                <mi>n</mi>
                <mn>2</mn>
              </msup>
              <mo stretchy="false">+</mo>
              <mn>2</mn>
            </mrow>
            <mrow>
              <mi>n</mi>
              <mo stretchy="false">−</mo>
              <mn>8</mn>
            </mrow>
          </mrow>
        </mrow>
        <mo fence="true" stretchy="false">)</mo>
      </mrow>
    </msqrt>
    <annotation encoding="StarMath 5.0">sqrt(7n^2 +2n-8)</annotation>
  </semantics>
</math>
</file>

<file path=Object 3/content.xml><?xml version="1.0" encoding="utf-8"?>
<math xmlns="http://www.w3.org/1998/Math/MathML" display="block">
  <semantics>
    <msqrt>
      <mrow>
        <mo fence="true" stretchy="false">(</mo>
        <mrow>
          <mrow>
            <mn>7</mn>
            <mrow>
              <msup>
                <mi>n</mi>
                <mn>2</mn>
              </msup>
              <mo stretchy="false">+</mo>
              <mn>2</mn>
            </mrow>
            <mrow>
              <mi>n</mi>
              <mo stretchy="false">−</mo>
              <mn>8</mn>
            </mrow>
          </mrow>
        </mrow>
        <mo fence="true" stretchy="false">)</mo>
      </mrow>
    </msqrt>
    <annotation encoding="StarMath 5.0">sqrt(7n^2 +2n-8)</annotation>
  </semantics>
</math>
</file>

<file path=Object 4/content.xml><?xml version="1.0" encoding="utf-8"?>
<math xmlns="http://www.w3.org/1998/Math/MathML" display="block">
  <semantics>
    <msqrt>
      <mrow>
        <mo fence="true" stretchy="false">(</mo>
        <mrow>
          <mrow>
            <mn>7</mn>
            <mrow>
              <msup>
                <mi>n</mi>
                <mn>2</mn>
              </msup>
              <mo stretchy="false">+</mo>
              <mn>2</mn>
            </mrow>
            <mrow>
              <mi>n</mi>
              <mo stretchy="false">−</mo>
              <mn>8</mn>
            </mrow>
          </mrow>
        </mrow>
        <mo fence="true" stretchy="false">)</mo>
      </mrow>
    </msqrt>
    <annotation encoding="StarMath 5.0">sqrt(7n^2 +2n-8)</annotation>
  </semantics>
</math>
</file>

<file path=Object 5/content.xml><?xml version="1.0" encoding="utf-8"?>
<math xmlns="http://www.w3.org/1998/Math/MathML" display="block">
  <semantics>
    <msqrt>
      <mrow>
        <mo fence="true" stretchy="false">(</mo>
        <mrow>
          <mrow>
            <mn>7</mn>
            <mrow>
              <msup>
                <mi>n</mi>
                <mn>2</mn>
              </msup>
              <mo stretchy="false">+</mo>
              <mn>2</mn>
            </mrow>
            <mrow>
              <mi>n</mi>
              <mo stretchy="false">−</mo>
              <mn>8</mn>
            </mrow>
          </mrow>
        </mrow>
        <mo fence="true" stretchy="false">)</mo>
      </mrow>
    </msqrt>
    <annotation encoding="StarMath 5.0">sqrt(7n^2 +2n-8)</annotation>
  </semantics>
</math>
</file>

<file path=Object 6/content.xml><?xml version="1.0" encoding="utf-8"?>
<math xmlns="http://www.w3.org/1998/Math/MathML" display="block">
  <semantics>
    <msqrt>
      <mrow>
        <mo fence="true" stretchy="false">(</mo>
        <mrow>
          <mrow>
            <mn>7</mn>
            <mrow>
              <msup>
                <mi>n</mi>
                <mn>2</mn>
              </msup>
              <mo stretchy="false">+</mo>
              <mn>2</mn>
            </mrow>
            <mrow>
              <mi>n</mi>
              <mo stretchy="false">−</mo>
              <mn>8</mn>
            </mrow>
          </mrow>
        </mrow>
        <mo fence="true" stretchy="false">)</mo>
      </mrow>
    </msqrt>
    <annotation encoding="StarMath 5.0">sqrt(7n^2 +2n-8)</annotation>
  </semantics>
</math>
</file>